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svg:stroke-color="#3465af" draw:stroke-linejoin="round" svg:stroke-linecap="butt" draw:fill="none" draw:textarea-horizontal-align="center" draw:textarea-vertical-align="middle"/>
    </style:style>
    <style:style style:name="gr2" style:family="graphic" style:parent-style-name="standard">
      <style:graphic-properties draw:stroke="solid" draw:stroke-dash="Dash_20_2" svg:stroke-width="0cm" svg:stroke-color="#3465af" draw:stroke-linejoin="round" svg:stroke-linecap="butt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svg:stroke-color="#3465af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Dash_20_2" svg:stroke-width="0cm" svg:stroke-color="#3465af" draw:stroke-linejoin="round" svg:stroke-linecap="butt" draw:fill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161cm" fo:min-width="1cm"/>
    </style:style>
    <style:style style:name="gr6" style:family="graphic" style:parent-style-name="standard">
      <style:graphic-properties draw:stroke="none" draw:stroke-dash="Dash_20_2" svg:stroke-width="0cm" svg:stroke-color="#3465af" draw:stroke-linejoin="none" svg:stroke-linecap="butt" draw:fill="solid" draw:fill-color="#dddddd" draw:textarea-horizontal-align="center" draw:textarea-vertical-align="middle"/>
    </style:style>
    <style:style style:name="gr7" style:family="graphic" style:parent-style-name="standard">
      <style:graphic-properties draw:stroke="solid" draw:stroke-dash="Dash_20_2" svg:stroke-width="0cm" svg:stroke-color="#000000" draw:stroke-linejoin="round" svg:stroke-linecap="butt" draw:fill="none" draw:fill-color="#dddddd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161cm" fo:min-width="1.226cm"/>
    </style:style>
    <style:style style:name="gr9" style:family="graphic" style:parent-style-name="standard">
      <style:graphic-properties draw:stroke="solid" draw:stroke-dash="Dash_20_2" svg:stroke-width="0.051cm" svg:stroke-color="#ff8d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draw:stroke-dash="Dash_20_2" svg:stroke-width="0.051cm" svg:stroke-color="#00cc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none" draw:stroke-dash="Dash_20_2" svg:stroke-width="0cm" svg:stroke-color="#00cc00" draw:stroke-linejoin="none" svg:stroke-linecap="butt" draw:fill="solid" draw:fill-color="#dddddd" draw:textarea-horizontal-align="center" draw:textarea-vertical-align="middle"/>
    </style:style>
    <style:style style:name="gr12" style:family="graphic" style:parent-style-name="standard">
      <style:graphic-properties draw:stroke="solid" draw:stroke-dash="Dash_20_2" svg:stroke-width="0cm" svg:stroke-color="#3465af" draw:stroke-linejoin="round" svg:stroke-linecap="butt" draw:fill="none" draw:fill-color="#dddddd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161cm" fo:min-width="1.576cm"/>
    </style:style>
    <style:style style:name="gr14" style:family="graphic" style:parent-style-name="standard">
      <style:graphic-properties draw:stroke="solid" draw:stroke-dash="Dash_20_2" svg:stroke-width="0cm" svg:stroke-color="#000000" draw:stroke-linejoin="round" svg:stroke-linecap="butt" draw:fill="none" draw:fill-color="#ffffff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cm" fo:min-width="1.469cm"/>
    </style:style>
    <style:style style:name="gr16" style:family="graphic" style:parent-style-name="standard">
      <style:graphic-properties draw:stroke="none" draw:stroke-dash="Dash_20_2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161cm" fo:min-width="1.124cm"/>
    </style:style>
    <style:style style:name="gr18" style:family="graphic" style:parent-style-name="standard">
      <style:graphic-properties draw:stroke="none" draw:stroke-dash="Dash_20_2" svg:stroke-width="0cm" svg:stroke-color="#00cc00" draw:stroke-linejoin="none" svg:stroke-linecap="butt"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solid" draw:stroke-dash="Dash_20_2" svg:stroke-width="0.051cm" svg:stroke-color="#cc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stroke="none" draw:stroke-dash="Dash_20_2" svg:stroke-width="0cm" svg:stroke-color="#ff8d00" draw:stroke-linejoin="none" svg:stroke-linecap="butt" draw:fill="solid" draw:fill-color="#dddddd" draw:textarea-horizontal-align="center" draw:textarea-vertical-align="middle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221cm" fo:min-width="4.789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221cm" fo:min-width="2.319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221cm" fo:min-width="3.063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style:font-name="Liberation Sans1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.5pt" style:font-name-complex="Liberation Sans1" style:font-size-complex="10.5pt" style:text-scale="100%" style:text-overline-style="none" style:text-overline-color="font-color"/>
    </style:style>
    <style:style style:name="P3" style:family="paragraph">
      <style:text-properties fo:color="#000000" style:text-outline="false" style:text-line-through-styl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2cm" svg:height="3.048cm" svg:x="19.43cm" svg:y="2.942cm" svg:viewBox="0 0 4573 3049" svg:d="m408 1010c-85-377 311-732 707-732 125-3 254 33 360 89 102-171 290-276 502-276 140 6 290 57 396 148 76-151 237-239 411-239 146 0 279 64 364 163 97-101 243-163 396-163 247 0 457 159 501 382 240 62 413 264 413 495 0 71-13 139-49 204 102 113 164 252 164 395 0 323-274 596-625 642 0 309-271 552-610 552-116 0-226-29-324-86-89 273-370 465-686 465-235 0-457-115-590-296-125 70-60 111-417 111-295 0-566-143-708-374-338-6-512-190-512-421 0-107 45-205 125-285-146-68-226-202-226-356 0-216 177-394 408-418z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033cm" svg:height="0.106cm" svg:x="19.838cm" svg:y="3.952cm" svg:viewBox="0 0 34 107" svg:d="m0 0c4 35 23 75 34 107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147cm" svg:height="0.099cm" svg:x="20.905cm" svg:y="3.309cm" svg:viewBox="0 0 148 100" svg:d="m0 0c49 26 108 63 148 100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037cm" svg:height="0.098cm" svg:x="21.765cm" svg:y="3.181cm" svg:viewBox="0 0 38 99" svg:d="m38 0c-17 30-28 65-38 99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069cm" svg:height="0.119cm" svg:x="22.508cm" svg:y="3.105cm" svg:viewBox="0 0 70 120" svg:d="m70 0c-32 34-49 79-70 120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018cm" svg:height="0.094cm" svg:x="23.475cm" svg:y="3.324cm" svg:viewBox="0 0 19 95" svg:d="m0 0c5 25 26 82 17 95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151cm" svg:height="0.187cm" svg:x="23.687cm" svg:y="4.023cm" svg:viewBox="0 0 152 188" svg:d="m152 0c-36 72-84 135-152 188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352cm" svg:height="0.501cm" svg:x="23.029cm" svg:y="4.558cm" svg:viewBox="0 0 353 502" svg:d="m351 502c17-114-80-396-351-502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027cm" svg:height="0.133cm" svg:x="22.444cm" svg:y="5.392cm" svg:viewBox="0 0 28 134" svg:d="m0 134c17-46 24-89 28-134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075cm" svg:height="0.121cm" svg:x="21.094cm" svg:y="5.573cm" svg:viewBox="0 0 76 122" svg:d="m76 122c-34-36-55-79-76-122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118cm" svg:height="0.026cm" svg:x="20.043cm" svg:y="5.405cm" svg:viewBox="0 0 119 27" svg:d="m0 27c41-6 81-15 119-27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ath draw:style-name="gr2" draw:text-style-name="P1" draw:layer="layout" svg:width="0.266cm" svg:height="0.058cm" svg:x="19.656cm" svg:y="4.726cm" svg:viewBox="0 0 267 59" svg:d="m0 0c70 36 150 69 267 56">
          <text:p/>
        </draw:path>
        <draw:polygon draw:style-name="gr1" draw:text-style-name="P1" draw:layer="layout" svg:width="0cm" svg:height="0cm" svg:x="19.43cm" svg:y="2.942cm" svg:viewBox="0 0 0 0" draw:points="0,0">
          <text:p/>
        </draw:polygon>
        <draw:polygon draw:style-name="gr1" draw:text-style-name="P1" draw:layer="layout" svg:width="0cm" svg:height="0cm" svg:x="24.003cm" svg:y="5.991cm" svg:viewBox="0 0 0 0" draw:points="0,0">
          <text:p/>
        </draw:polygon>
        <draw:polygon draw:style-name="gr3" draw:text-style-name="P1" draw:layer="layout" svg:width="3.682cm" svg:height="2.158cm" svg:x="22.477cm" svg:y="6.624cm" svg:viewBox="0 0 3683 2159" draw:points="1842,2159 0,2159 0,0 3683,0 3683,2159">
          <text:p/>
        </draw:polygon>
        <draw:polygon draw:style-name="gr4" draw:text-style-name="P1" draw:layer="layout" svg:width="3.682cm" svg:height="2.158cm" svg:x="22.477cm" svg:y="6.624cm" svg:viewBox="0 0 3683 2159" draw:points="1842,2159 0,2159 0,0 3683,0 3683,2159">
          <text:p/>
        </draw:polygon>
        <draw:frame draw:style-name="gr5" draw:text-style-name="P2" draw:layer="layout" svg:width="1.992cm" svg:height="0.662cm" svg:x="23.574cm" svg:y="7.497cm">
          <draw:text-box>
            <text:p text:style-name="P2">network1</text:p>
          </draw:text-box>
        </draw:frame>
        <draw:polygon draw:style-name="gr6" draw:text-style-name="P1" draw:layer="layout" svg:width="3.809cm" svg:height="2.539cm" svg:x="14.224cm" svg:y="5.99cm" svg:viewBox="0 0 3810 2540" draw:points="1905,2540 0,2540 0,0 3810,0 3810,2540">
          <text:p/>
        </draw:polygon>
        <draw:polygon draw:style-name="gr7" draw:text-style-name="P1" draw:layer="layout" svg:width="3.809cm" svg:height="2.539cm" svg:x="14.224cm" svg:y="5.99cm" svg:viewBox="0 0 3810 2540" draw:points="1905,2540 0,2540 0,0 3810,0 3810,2540">
          <text:p/>
        </draw:polygon>
        <draw:frame draw:style-name="gr8" draw:text-style-name="P2" draw:layer="layout" svg:width="2.212cm" svg:height="0.662cm" svg:x="15.274cm" svg:y="7.054cm">
          <draw:text-box>
            <text:p text:style-name="P2">controller2</text:p>
          </draw:text-box>
        </draw:frame>
        <draw:line draw:style-name="gr9" draw:text-style-name="P1" draw:layer="layout" svg:x1="4.064cm" svg:y1="9.546cm" svg:x2="24.383cm" svg:y2="9.546cm">
          <text:p/>
        </draw:line>
        <draw:line draw:style-name="gr10" draw:text-style-name="P1" draw:layer="layout" svg:x1="19.43cm" svg:y1="4.466cm" svg:x2="3.302cm" svg:y2="4.466cm">
          <text:p/>
        </draw:line>
        <draw:line draw:style-name="gr10" draw:text-style-name="P1" draw:layer="layout" svg:x1="3.302cm" svg:y1="4.466cm" svg:x2="3.302cm" svg:y2="7.895cm">
          <text:p/>
        </draw:line>
        <draw:polygon draw:style-name="gr11" draw:text-style-name="P1" draw:layer="layout" svg:width="2.666cm" svg:height="1.396cm" svg:x="4.317cm" svg:y="7.259cm" svg:viewBox="0 0 2667 1397" draw:points="1334,1397 0,1397 0,0 2667,0 2667,1397">
          <text:p/>
        </draw:polygon>
        <draw:polygon draw:style-name="gr12" draw:text-style-name="P1" draw:layer="layout" svg:width="2.666cm" svg:height="1.396cm" svg:x="4.317cm" svg:y="7.259cm" svg:viewBox="0 0 2667 1397" draw:points="1334,1397 0,1397 0,0 2667,0 2667,1397">
          <text:p/>
        </draw:polygon>
        <draw:frame draw:style-name="gr13" draw:text-style-name="P2" draw:layer="layout" svg:width="2.564cm" svg:height="0.662cm" svg:x="4.62cm" svg:y="7.751cm">
          <draw:text-box>
            <text:p text:style-name="P2">workstation2</text:p>
          </draw:text-box>
        </draw:frame>
        <draw:polygon draw:style-name="gr3" draw:text-style-name="P1" draw:layer="layout" svg:width="2.666cm" svg:height="1.396cm" svg:x="4.317cm" svg:y="5.227cm" svg:viewBox="0 0 2667 1397" draw:points="1334,1397 0,1397 0,0 2667,0 2667,1397">
          <text:p/>
        </draw:polygon>
        <draw:polygon draw:style-name="gr14" draw:text-style-name="P1" draw:layer="layout" svg:width="2.666cm" svg:height="1.396cm" svg:x="4.317cm" svg:y="5.227cm" svg:viewBox="0 0 2667 1397" draw:points="1334,1397 0,1397 0,0 2667,0 2667,1397">
          <text:p/>
        </draw:polygon>
        <draw:frame draw:style-name="gr15" draw:text-style-name="P2" draw:layer="layout" svg:width="2.564cm" svg:height="0.662cm" svg:x="4.429cm" svg:y="5.572cm">
          <draw:text-box>
            <text:p text:style-name="P2">workstation1</text:p>
          </draw:text-box>
        </draw:frame>
        <draw:polygon draw:style-name="gr16" draw:text-style-name="P1" draw:layer="layout" svg:width="3.809cm" svg:height="2.539cm" svg:x="9.652cm" svg:y="5.99cm" svg:viewBox="0 0 3810 2540" draw:points="1905,2540 0,2540 0,0 3810,0 3810,2540">
          <text:p/>
        </draw:polygon>
        <draw:polygon draw:style-name="gr14" draw:text-style-name="P1" draw:layer="layout" svg:width="3.809cm" svg:height="2.539cm" svg:x="9.652cm" svg:y="5.99cm" svg:viewBox="0 0 3810 2540" draw:points="1905,2540 0,2540 0,0 3810,0 3810,2540">
          <text:p/>
        </draw:polygon>
        <draw:frame draw:style-name="gr8" draw:text-style-name="P2" draw:layer="layout" svg:width="2.212cm" svg:height="0.662cm" svg:x="10.345cm" svg:y="6.715cm">
          <draw:text-box>
            <text:p text:style-name="P2">controller1</text:p>
          </draw:text-box>
        </draw:frame>
        <draw:polygon draw:style-name="gr16" draw:text-style-name="P1" draw:layer="layout" svg:width="3.047cm" svg:height="2.031cm" svg:x="5.588cm" svg:y="10.815cm" svg:viewBox="0 0 3048 2032" draw:points="1524,2032 0,2032 0,0 3048,0 3048,2032">
          <text:p/>
        </draw:polygon>
        <draw:polygon draw:style-name="gr4" draw:text-style-name="P1" draw:layer="layout" svg:width="3.047cm" svg:height="2.031cm" svg:x="5.588cm" svg:y="10.815cm" svg:viewBox="0 0 3048 2032" draw:points="1524,2032 0,2032 0,0 3048,0 3048,2032">
          <text:p/>
        </draw:polygon>
        <draw:frame draw:style-name="gr17" draw:text-style-name="P2" draw:layer="layout" svg:width="2.111cm" svg:height="0.662cm" svg:x="6.308cm" svg:y="11.625cm">
          <draw:text-box>
            <text:p text:style-name="P2">compute1</text:p>
          </draw:text-box>
        </draw:frame>
        <draw:line draw:style-name="gr10" draw:text-style-name="P1" draw:layer="layout" svg:x1="19.431cm" svg:y1="4.466cm" svg:x2="3.303cm" svg:y2="4.466cm">
          <text:p/>
        </draw:line>
        <draw:line draw:style-name="gr10" draw:text-style-name="P1" draw:layer="layout" svg:x1="19.431cm" svg:y1="4.466cm" svg:x2="3.303cm" svg:y2="4.466cm">
          <text:p/>
        </draw:line>
        <draw:line draw:style-name="gr10" draw:text-style-name="P1" draw:layer="layout" svg:x1="19.432cm" svg:y1="4.466cm" svg:x2="3.304cm" svg:y2="4.466cm">
          <text:p/>
        </draw:line>
        <draw:line draw:style-name="gr10" draw:text-style-name="P1" draw:layer="layout" svg:x1="19.43cm" svg:y1="4.466cm" svg:x2="3.302cm" svg:y2="4.466cm">
          <text:p/>
        </draw:line>
        <draw:line draw:style-name="gr10" draw:text-style-name="P1" draw:layer="layout" svg:x1="11.684cm" svg:y1="4.466cm" svg:x2="11.684cm" svg:y2="5.99cm">
          <text:p/>
        </draw:line>
        <draw:line draw:style-name="gr10" draw:text-style-name="P1" draw:layer="layout" svg:x1="16.128cm" svg:y1="4.466cm" svg:x2="16.128cm" svg:y2="5.99cm">
          <text:p/>
        </draw:line>
        <draw:line draw:style-name="gr10" draw:text-style-name="P1" draw:layer="layout" svg:x1="3.33cm" svg:y1="5.953cm" svg:x2="4.346cm" svg:y2="5.953cm">
          <text:p/>
        </draw:line>
        <draw:line draw:style-name="gr10" draw:text-style-name="P1" draw:layer="layout" svg:x1="3.302cm" svg:y1="7.895cm" svg:x2="4.318cm" svg:y2="7.895cm">
          <text:p/>
        </draw:line>
        <draw:polygon draw:style-name="gr18" draw:text-style-name="P1" draw:layer="layout" svg:width="3.047cm" svg:height="2.031cm" svg:x="9.144cm" svg:y="10.815cm" svg:viewBox="0 0 3048 2032" draw:points="1524,2032 0,2032 0,0 3048,0 3048,2032">
          <text:p/>
        </draw:polygon>
        <draw:polygon draw:style-name="gr4" draw:text-style-name="P1" draw:layer="layout" svg:width="3.047cm" svg:height="2.031cm" svg:x="9.144cm" svg:y="10.815cm" svg:viewBox="0 0 3048 2032" draw:points="1524,2032 0,2032 0,0 3048,0 3048,2032">
          <text:p/>
        </draw:polygon>
        <draw:frame draw:style-name="gr17" draw:text-style-name="P2" draw:layer="layout" svg:width="2.111cm" svg:height="0.662cm" svg:x="9.864cm" svg:y="11.625cm">
          <draw:text-box>
            <text:p text:style-name="P2">compute2</text:p>
          </draw:text-box>
        </draw:frame>
        <draw:polygon draw:style-name="gr6" draw:text-style-name="P1" draw:layer="layout" svg:width="3.047cm" svg:height="2.031cm" svg:x="12.7cm" svg:y="10.815cm" svg:viewBox="0 0 3048 2032" draw:points="1524,2032 0,2032 0,0 3048,0 3048,2032">
          <text:p/>
        </draw:polygon>
        <draw:polygon draw:style-name="gr12" draw:text-style-name="P1" draw:layer="layout" svg:width="3.047cm" svg:height="2.031cm" svg:x="12.7cm" svg:y="10.815cm" svg:viewBox="0 0 3048 2032" draw:points="1524,2032 0,2032 0,0 3048,0 3048,2032">
          <text:p/>
        </draw:polygon>
        <draw:frame draw:style-name="gr17" draw:text-style-name="P2" draw:layer="layout" svg:width="2.111cm" svg:height="0.662cm" svg:x="13.42cm" svg:y="11.625cm">
          <draw:text-box>
            <text:p text:style-name="P2">compute3</text:p>
          </draw:text-box>
        </draw:frame>
        <draw:polygon draw:style-name="gr6" draw:text-style-name="P1" draw:layer="layout" svg:width="3.047cm" svg:height="2.031cm" svg:x="16.382cm" svg:y="10.815cm" svg:viewBox="0 0 3048 2032" draw:points="1524,2032 0,2032 0,0 3048,0 3048,2032">
          <text:p/>
        </draw:polygon>
        <draw:polygon draw:style-name="gr12" draw:text-style-name="P1" draw:layer="layout" svg:width="3.047cm" svg:height="2.031cm" svg:x="16.382cm" svg:y="10.815cm" svg:viewBox="0 0 3048 2032" draw:points="1524,2032 0,2032 0,0 3048,0 3048,2032">
          <text:p/>
        </draw:polygon>
        <draw:frame draw:style-name="gr17" draw:text-style-name="P2" draw:layer="layout" svg:width="2.111cm" svg:height="0.662cm" svg:x="17.102cm" svg:y="11.625cm">
          <draw:text-box>
            <text:p text:style-name="P2">compute4</text:p>
          </draw:text-box>
        </draw:frame>
        <draw:line draw:style-name="gr9" draw:text-style-name="P1" draw:layer="layout" svg:x1="4.064cm" svg:y1="9.546cm" svg:x2="4.064cm" svg:y2="13.61cm">
          <text:p/>
        </draw:line>
        <draw:line draw:style-name="gr9" draw:text-style-name="P1" draw:layer="layout" svg:x1="4.064cm" svg:y1="13.609cm" svg:x2="24.383cm" svg:y2="13.609cm">
          <text:p/>
        </draw:line>
        <draw:line draw:style-name="gr19" draw:text-style-name="P1" draw:layer="layout" svg:x1="6.604cm" svg:y1="10.18cm" svg:x2="19.938cm" svg:y2="10.18cm">
          <text:p/>
        </draw:line>
        <draw:line draw:style-name="gr9" draw:text-style-name="P1" draw:layer="layout" svg:x1="11.684cm" svg:y1="8.53cm" svg:x2="11.684cm" svg:y2="9.546cm">
          <text:p/>
        </draw:line>
        <draw:line draw:style-name="gr9" draw:text-style-name="P1" draw:layer="layout" svg:x1="10.668cm" svg:y1="12.847cm" svg:x2="10.668cm" svg:y2="13.609cm">
          <text:p/>
        </draw:line>
        <draw:line draw:style-name="gr9" draw:text-style-name="P1" draw:layer="layout" svg:x1="14.224cm" svg:y1="12.847cm" svg:x2="14.224cm" svg:y2="13.609cm">
          <text:p/>
        </draw:line>
        <draw:line draw:style-name="gr9" draw:text-style-name="P1" draw:layer="layout" svg:x1="17.906cm" svg:y1="12.847cm" svg:x2="17.906cm" svg:y2="13.609cm">
          <text:p/>
        </draw:line>
        <draw:line draw:style-name="gr9" draw:text-style-name="P1" draw:layer="layout" svg:x1="7.112cm" svg:y1="12.847cm" svg:x2="7.112cm" svg:y2="13.609cm">
          <text:p/>
        </draw:line>
        <draw:line draw:style-name="gr9" draw:text-style-name="P1" draw:layer="layout" svg:x1="16.128cm" svg:y1="8.53cm" svg:x2="16.128cm" svg:y2="9.546cm">
          <text:p/>
        </draw:line>
        <draw:line draw:style-name="gr19" draw:text-style-name="P1" draw:layer="layout" svg:x1="19.938cm" svg:y1="7.895cm" svg:x2="19.938cm" svg:y2="11.959cm">
          <text:p/>
        </draw:line>
        <draw:line draw:style-name="gr19" draw:text-style-name="P1" draw:layer="layout" svg:x1="6.604cm" svg:y1="10.18cm" svg:x2="6.604cm" svg:y2="10.815cm">
          <text:p/>
        </draw:line>
        <draw:line draw:style-name="gr19" draw:text-style-name="P1" draw:layer="layout" svg:x1="10.668cm" svg:y1="10.18cm" svg:x2="10.668cm" svg:y2="10.815cm">
          <text:p/>
        </draw:line>
        <draw:line draw:style-name="gr19" draw:text-style-name="P1" draw:layer="layout" svg:x1="14.224cm" svg:y1="10.18cm" svg:x2="14.224cm" svg:y2="10.815cm">
          <text:p/>
        </draw:line>
        <draw:line draw:style-name="gr19" draw:text-style-name="P1" draw:layer="layout" svg:x1="17.906cm" svg:y1="10.18cm" svg:x2="17.906cm" svg:y2="10.815cm">
          <text:p/>
        </draw:line>
        <draw:line draw:style-name="gr10" draw:text-style-name="P1" draw:layer="layout" svg:x1="24.002cm" svg:y1="4.466cm" svg:x2="27.558cm" svg:y2="4.466cm">
          <text:p/>
        </draw:line>
        <draw:line draw:style-name="gr10" draw:text-style-name="P1" draw:layer="layout" svg:x1="27.558cm" svg:y1="4.466cm" svg:x2="27.558cm" svg:y2="11.958cm">
          <text:p/>
        </draw:line>
        <draw:line draw:style-name="gr10" draw:text-style-name="P1" draw:layer="layout" svg:x1="25.907cm" svg:y1="11.958cm" svg:x2="27.558cm" svg:y2="11.958cm">
          <text:p/>
        </draw:line>
        <draw:line draw:style-name="gr9" draw:text-style-name="P1" draw:layer="layout" svg:x1="7.874cm" svg:y1="5.99cm" svg:x2="7.874cm" svg:y2="9.546cm">
          <text:p/>
        </draw:line>
        <draw:line draw:style-name="gr9" draw:text-style-name="P1" draw:layer="layout" svg:x1="6.985cm" svg:y1="5.99cm" svg:x2="7.874cm" svg:y2="5.99cm">
          <text:p/>
        </draw:line>
        <draw:line draw:style-name="gr9" draw:text-style-name="P1" draw:layer="layout" svg:x1="6.985cm" svg:y1="7.895cm" svg:x2="7.874cm" svg:y2="7.895cm">
          <text:p/>
        </draw:line>
        <draw:polygon draw:style-name="gr20" draw:text-style-name="P1" draw:layer="layout" svg:width="3.682cm" svg:height="2.031cm" svg:x="22.477cm" svg:y="10.688cm" svg:viewBox="0 0 3683 2032" draw:points="1842,2032 0,2032 0,0 3683,0 3683,2032">
          <text:p/>
        </draw:polygon>
        <draw:polygon draw:style-name="gr12" draw:text-style-name="P1" draw:layer="layout" svg:width="3.682cm" svg:height="2.031cm" svg:x="22.477cm" svg:y="10.688cm" svg:viewBox="0 0 3683 2032" draw:points="1842,2032 0,2032 0,0 3683,0 3683,2032">
          <text:p/>
        </draw:polygon>
        <draw:frame draw:style-name="gr5" draw:text-style-name="P2" draw:layer="layout" svg:width="1.992cm" svg:height="0.662cm" svg:x="23.574cm" svg:y="11.498cm">
          <draw:text-box>
            <text:p text:style-name="P2">network2</text:p>
          </draw:text-box>
        </draw:frame>
        <draw:line draw:style-name="gr10" draw:text-style-name="P1" draw:layer="layout" svg:x1="26.161cm" svg:y1="7.895cm" svg:x2="27.558cm" svg:y2="7.895cm">
          <text:p/>
        </draw:line>
        <draw:line draw:style-name="gr19" draw:text-style-name="P1" draw:layer="layout" svg:x1="19.938cm" svg:y1="11.958cm" svg:x2="22.478cm" svg:y2="11.958cm">
          <text:p/>
        </draw:line>
        <draw:line draw:style-name="gr19" draw:text-style-name="P1" draw:layer="layout" svg:x1="19.938cm" svg:y1="7.895cm" svg:x2="22.478cm" svg:y2="7.895cm">
          <text:p/>
        </draw:line>
        <draw:line draw:style-name="gr9" draw:text-style-name="P1" draw:layer="layout" svg:x1="24.383cm" svg:y1="12.72cm" svg:x2="24.383cm" svg:y2="13.609cm">
          <text:p/>
        </draw:line>
        <draw:line draw:style-name="gr9" draw:text-style-name="P1" draw:layer="layout" svg:x1="24.383cm" svg:y1="8.784cm" svg:x2="24.383cm" svg:y2="9.546cm">
          <text:p/>
        </draw:line>
        <draw:line draw:style-name="gr9" draw:text-style-name="P1" draw:layer="layout" svg:x1="19.43cm" svg:y1="14.498cm" svg:x2="21.97cm" svg:y2="14.498cm">
          <text:p/>
        </draw:line>
        <draw:line draw:style-name="gr10" draw:text-style-name="P1" draw:layer="layout" svg:x1="19.43cm" svg:y1="15.133cm" svg:x2="21.97cm" svg:y2="15.133cm">
          <text:p/>
        </draw:line>
        <draw:line draw:style-name="gr19" draw:text-style-name="P1" draw:layer="layout" svg:x1="19.43cm" svg:y1="15.895cm" svg:x2="21.97cm" svg:y2="15.895cm">
          <text:p/>
        </draw:line>
        <draw:frame draw:style-name="gr21" draw:text-style-name="P3" draw:layer="layout" svg:width="5.815cm" svg:height="0.725cm" svg:x="22.347cm" svg:y="14.244cm">
          <draw:text-box>
            <text:p text:style-name="P3">OpenStack Internal Network</text:p>
          </draw:text-box>
        </draw:frame>
        <draw:frame draw:style-name="gr22" draw:text-style-name="P3" draw:layer="layout" svg:width="3.33cm" svg:height="0.725cm" svg:x="22.347cm" svg:y="15.006cm">
          <draw:text-box>
            <text:p text:style-name="P3">Public Network</text:p>
          </draw:text-box>
        </draw:frame>
        <draw:frame draw:style-name="gr23" draw:text-style-name="P3" draw:layer="layout" svg:width="4.071cm" svg:height="0.725cm" svg:x="22.347cm" svg:y="15.768cm">
          <draw:text-box>
            <text:p text:style-name="P3">VM Traffic Net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14:37:49.628951504</meta:creation-date>
    <dc:date>2015-02-01T18:48:18.040900215</dc:date>
    <meta:editing-duration>PT8M3S</meta:editing-duration>
    <meta:editing-cycles>6</meta:editing-cycles>
    <meta:generator>LibreOffice/4.1.4.2$Linux_X86_64 LibreOffice_project/410$Build-2</meta:generator>
    <meta:document-statistic meta:object-count="108"/>
  </office:meta>
</office:document-meta>
</file>